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4.2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002cm"/>
    </style:style>
    <style:style style:name="gr7" style:family="graphic" style:parent-style-name="standard">
      <style:graphic-properties draw:stroke="none" svg:stroke-color="#000000" draw:fill="none" draw:fill-color="#ffffff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>
        <style:tab-stops>
          <style:tab-stop style:position="10cm" style:type="center"/>
        </style:tab-stops>
      </style:paragraph-properties>
      <style:text-properties style:text-position="sub 58%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5.1cm" svg:height="3cm" svg:x="1.4cm" svg:y="8cm">
          <draw:glue-point draw:id="4" svg:x="5cm" svg:y="1.666cm"/>
          <draw:glue-point draw:id="5" svg:x="5cm" svg:y="-1.666cm"/>
          <text:p text:style-name="P1"><text:span text:style-name="T1">Js websocket</text:span><text:span text:style-name="T1">浏览器客户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7cm" svg:height="3cm" svg:x="10.9cm" svg:y="8cm">
          <draw:glue-point draw:id="4" svg:x="-5cm" svg:y="1.666cm"/>
          <draw:glue-point draw:id="5" svg:x="-5cm" svg:y="-1.666cm" draw:escape-direction="up"/>
          <text:p text:style-name="P1"><text:span text:style-name="T1">Swoole websocket</text:span><text:span text:style-name="T1">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cm" svg:height="1cm" svg:x="23cm" svg:y="9cm">
          <text:p text:style-name="P1"><text:span text:style-name="T1">Js websocket</text:span><text:span text:style-name="T1">浏览器客户端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0.9cm" svg:x="23.3cm" svg:y="5.1cm">
          <text:p text:style-name="P1"><text:span text:style-name="T1">Js websocket</text:span><text:span text:style-name="T1">浏览器客户端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5cm" svg:y1="9.001cm" svg:x2="10.9cm" svg:y2="9.001cm" draw:start-shape="id1" draw:start-glue-point="5" draw:end-shape="id2" draw:end-glue-point="5" svg:d="M6500 9001h4400" svg:viewBox="0 0 4401 1">
          <text:p/>
        </draw:connector>
        <draw:connector draw:style-name="gr5" draw:text-style-name="P4" draw:layer="layout" draw:type="line" svg:x1="10.9cm" svg:y1="9.999cm" svg:x2="6.5cm" svg:y2="9.999cm" draw:start-shape="id2" draw:start-glue-point="4" draw:end-shape="id1" draw:end-glue-point="4" svg:d="M10900 9999h-4400" svg:viewBox="0 0 4401 1">
          <text:p/>
        </draw:connector>
        <draw:frame draw:style-name="gr6" draw:text-style-name="P5" draw:layer="layout" svg:width="0.502cm" svg:height="1.216cm" svg:x="7.9cm" svg:y="8.5cm">
          <draw:text-box>
            <text:p/>
          </draw:text-box>
        </draw:frame>
        <draw:frame draw:style-name="gr7" draw:text-style-name="P6" draw:layer="layout" svg:width="3.9cm" svg:height="0.6cm" svg:x="6.6cm" svg:y="8.4cm">
          <draw:text-box>
            <text:p><text:span text:style-name="T2">Js ws</text:span><text:span text:style-name="T2">建立连接</text:span></text:p>
          </draw:text-box>
        </draw:frame>
        <draw:custom-shape draw:style-name="gr8" draw:text-style-name="P2" draw:layer="layout" svg:width="3.4cm" svg:height="3cm" svg:x="18.3cm" svg:y="8cm">
          <draw:glue-point draw:id="4" svg:x="-5cm" svg:y="1.666cm"/>
          <draw:glue-point draw:id="5" svg:x="-5cm" svg:y="-1.666cm" draw:escape-direction="up"/>
          <text:p text:style-name="P1"><text:span text:style-name="T1">Redis </text:span><text:span text:style-name="T1">服务器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gradient-name="Gradient_20_2" draw:fill-hatch-name="Hatching_20_46" draw:fill-image-name="Bitmape_20_1" draw:fill-image-width="0cm" draw:fill-image-height="0cm"/>
      <style:text-properties fo:font-size="18pt" style:font-size-asian="18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  <style:master-page style:name="默认_20_1" style:display-name="默认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17:38:05.988000000</meta:creation-date>
    <dc:date>2016-10-27T20:44:42.797000000</dc:date>
    <meta:editing-duration>PT33M21S</meta:editing-duration>
    <meta:editing-cycles>14</meta:editing-cycles>
    <meta:generator>LibreOffice/5.1.5.2$Windows_x86 LibreOffice_project/7a864d8825610a8c07cfc3bc01dd4fce6a9447e5</meta:generator>
    <meta:document-statistic meta:object-count="9"/>
  </office:meta>
</office:document-meta>
</file>